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21bd" officeooo:paragraph-rsid="001f21b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0e95" officeooo:paragraph-rsid="00200e9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ordinaten</text:p>
      <text:p text:style-name="P1"/>
      <text:p text:style-name="P1"/>
      <text:p text:style-name="P1"><text:span text:style-name="T2"><text:s/>Area(mid) = </text:span></text:p>
      <text:p text:style-name="P1"><text:span text:style-name="T2">Longitude 0,05</text:span></text:p>
      <text:p text:style-name="P1"><text:span text:style-name="T2">Latitude 0,02</text:span></text:p>
      <text:p text:style-name="P1"/>
      <text:p text:style-name="P1"/>
      <text:p text:style-name="P2"><text:span text:style-name="T2">Area(big) =</text:span></text:p>
      <text:p text:style-name="P2"><text:span text:style-name="T2">longitude 0,13</text:span></text:p>
      <text:p text:style-name="P2"><text:span text:style-name="T2">latitude 0,06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00:52:44.047267857</meta:creation-date>
    <dc:date>2014-09-20T00:58:45.873870150</dc:date>
    <meta:editing-duration>PT4M17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7" meta:word-count="13" meta:character-count="89" meta:non-whitespace-character-count="81"/>
  </office:meta>
</office:document-meta>
</file>